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row-height="0.76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row-height="3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9" style:family="table-row">
      <style:table-row-properties style:min-row-height="0.868cm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  <text:p text:style-name="P3"/>
          </table:table-cell>
          <table:table-cell table:style-name="Tabla1.B1" office:value-type="string">
            <text:p text:style-name="P3">Dibujo a mano alzada</text:p>
            <text:p text:style-name="P3"/>
            <text:p text:style-name="P3"/>
          </table:table-cell>
        </table:table-row>
        <table:table-row table:style-name="Tabla1.2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Table_20_Contents">[77]</text:p>
          </table:table-cell>
        </table:table-row>
        <table:table-row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Table_20_Contents">[77]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Table_20_Contents">[77]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Table_20_Contents">[77]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 table:style-name="Tabla1.9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2">
          <table:table-cell table:style-name="Tabla1.B2" table:number-columns-spanned="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0M49S</meta:editing-duration>
    <meta:editing-cycles>21</meta:editing-cycles>
    <meta:generator>OpenOffice/4.1.6$Win32 OpenOffice.org_project/416m1$Build-9790</meta:generator>
    <dc:date>2019-01-22T17:44:37.11</dc:date>
    <meta:document-statistic meta:table-count="2" meta:image-count="0" meta:object-count="0" meta:page-count="1" meta:paragraph-count="12" meta:word-count="25" meta:character-count="148"/>
    <meta:user-defined meta:name="Info 1"/>
    <meta:user-defined meta:name="Info 2"/>
    <meta:user-defined meta:name="Info 3"/>
    <meta:user-defined meta:name="Info 4"/>
  </office:meta>
</office:document-meta>
</file>